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Work down per thread</text:p>
          </table:table-cell>
          <table:table-cell table:formula="of:=[.B2]/[.B3]" office:value-type="float" office:value="1941.65218679548" calcext:value-type="float">
            <text:p>1941.6521867955</text:p>
          </table:table-cell>
          <table:table-cell table:formula="of:=[.C2]/[.C3]" office:value-type="float" office:value="3749.16440498324" calcext:value-type="float">
            <text:p>3749.1644049832</text:p>
          </table:table-cell>
          <table:table-cell table:formula="of:=[.D2]/[.D3]" office:value-type="float" office:value="7182.65675699456" calcext:value-type="float">
            <text:p>7182.6567569946</text:p>
          </table:table-cell>
          <table:table-cell table:formula="of:=[.E2]/[.E3]" office:value-type="float" office:value="12877.0666685982" calcext:value-type="float">
            <text:p>12877.0666685982</text:p>
          </table:table-cell>
          <table:table-cell table:formula="of:=[.F2]/[.F3]" office:value-type="float" office:value="21988.0192779959" calcext:value-type="float">
            <text:p>21988.0192779959</text:p>
          </table:table-cell>
          <table:table-cell table:formula="of:=[.G2]/[.G3]" office:value-type="float" office:value="34319.7140910418" calcext:value-type="float">
            <text:p>34319.7140910418</text:p>
          </table:table-cell>
          <table:table-cell table:formula="of:=[.H2]/[.H3]" office:value-type="float" office:value="46100.5025531035" calcext:value-type="float">
            <text:p>46100.502553103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7]" office:value-type="float" office:value="64" calcext:value-type="float">
            <text:p>64</text:p>
          </table:table-cell>
          <table:table-cell table:formula="of:=640000/[.C7]" office:value-type="float" office:value="32" calcext:value-type="float">
            <text:p>32</text:p>
          </table:table-cell>
          <table:table-cell table:formula="of:=640000/[.D7]" office:value-type="float" office:value="16" calcext:value-type="float">
            <text:p>16</text:p>
          </table:table-cell>
          <table:table-cell table:formula="of:=640000/[.E7]" office:value-type="float" office:value="8" calcext:value-type="float">
            <text:p>8</text:p>
          </table:table-cell>
          <table:table-cell table:formula="of:=640000/[.F7]" office:value-type="float" office:value="4" calcext:value-type="float">
            <text:p>4</text:p>
          </table:table-cell>
          <table:table-cell table:formula="of:=640000/[.G7]" office:value-type="float" office:value="2" calcext:value-type="float">
            <text:p>2</text:p>
          </table:table-cell>
          <table:table-cell table:formula="of:=640000/[.H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602768" calcext:value-type="float">
            <text:p>6.602768</text:p>
          </table:table-cell>
          <table:table-cell office:value-type="float" office:value="7.930681" calcext:value-type="float">
            <text:p>7.930681</text:p>
          </table:table-cell>
          <table:table-cell office:value-type="float" office:value="10.267001" calcext:value-type="float">
            <text:p>10.267001</text:p>
          </table:table-cell>
          <table:table-cell office:value-type="float" office:value="15.379849" calcext:value-type="float">
            <text:p>15.379849</text:p>
          </table:table-cell>
          <table:table-cell office:value-type="float" office:value="25.136588" calcext:value-type="float">
            <text:p>25.136588</text:p>
          </table:table-cell>
          <table:table-cell office:value-type="float" office:value="44.041563" calcext:value-type="float">
            <text:p>44.041563</text:p>
          </table:table-cell>
        </table:table-row>
        <table:table-row table:style-name="ro1">
          <table:covered-table-cell/>
          <table:table-cell office:value-type="string" calcext:value-type="string">
            <text:p>parallel v4</text:p>
          </table:table-cell>
          <table:table-cell office:value-type="float" office:value="5.308004" calcext:value-type="float">
            <text:p>5.308004</text:p>
          </table:table-cell>
          <table:table-cell office:value-type="float" office:value="5.559447" calcext:value-type="float">
            <text:p>5.559447</text:p>
          </table:table-cell>
          <table:table-cell office:value-type="float" office:value="6.048962" calcext:value-type="float">
            <text:p>6.048962</text:p>
          </table:table-cell>
          <table:table-cell office:value-type="float" office:value="6.932199" calcext:value-type="float">
            <text:p>6.932199</text:p>
          </table:table-cell>
          <table:table-cell office:value-type="float" office:value="8.955507" calcext:value-type="float">
            <text:p>8.955507</text:p>
          </table:table-cell>
          <table:table-cell office:value-type="float" office:value="12.66189" calcext:value-type="float">
            <text:p>12.66189</text:p>
          </table:table-cell>
          <table:table-cell office:value-type="float" office:value="20.017067" calcext:value-type="float">
            <text:p>20.017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15:46:39.171486480</dc:date>
    <meta:editing-duration>PT16H21M37S</meta:editing-duration>
    <meta:editing-cycles>12</meta:editing-cycles>
    <meta:generator>LibreOffice/4.2.8.2$Linux_X86_64 LibreOffice_project/420m0$Build-2</meta:generator>
    <meta:document-statistic meta:table-count="1" meta:cell-count="91" meta:object-count="0"/>
  </office:meta>
</office:document-meta>
</file>